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4">
          <table:table-cell office:value-type="string">
            <text:p>Atom</text:p>
          </table:table-cell>
          <table:table-cell office:value-type="string">
            <text:p>Source</text:p>
          </table:table-cell>
          <table:table-cell office:value-type="string">
            <text:p>Pol(A3)</text:p>
          </table:table-cell>
          <table:table-cell office:value-type="string">
            <text:p>Cut(A)</text:p>
          </table:table-cell>
          <table:table-cell office:value-type="string">
            <text:p>Pol(au)</text:p>
          </table:table-cell>
          <table:table-cell office:value-type="string">
            <text:p>Pol*3</text:p>
          </table:table-cell>
          <table:table-cell office:value-type="string">
            <text:p>Cut(Bohr)</text:p>
          </table:table-cell>
          <table:table-cell office:value-type="string">
            <text:p>Estimated input if C=9.0799</text:p>
          </table:table-cell>
        </table:table-row>
        <table:table-row table:style-name="ro3">
          <table:table-cell office:value-type="string">
            <text:p>Aromatic C </text:p>
          </table:table-cell>
          <table:table-cell office:value-type="string">
            <text:p>Stern</text:p>
          </table:table-cell>
          <table:table-cell office:value-type="float" office:value="0.705">
            <text:p>0.705</text:p>
          </table:table-cell>
          <table:table-cell office:value-type="float" office:value="0">
            <text:p>0</text:p>
          </table:table-cell>
          <table:table-cell table:formula="of:=6.74833515*[.C2]" office:value-type="float" office:value="4.75757628075">
            <text:p>4.7575762808</text:p>
          </table:table-cell>
          <table:table-cell table:formula="of:=[.E2]*3" office:value-type="float" office:value="14.27272884225">
            <text:p>14.2727288423</text:p>
          </table:table-cell>
          <table:table-cell table:formula="of:=(1.889725989*[.D2])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Aromatic H</text:p>
          </table:table-cell>
          <table:table-cell office:value-type="string">
            <text:p>Stern</text:p>
          </table:table-cell>
          <table:table-cell table:style-name="ce1" office:value-type="string">
            <text:p>0</text:p>
          </table:table-cell>
          <table:table-cell office:value-type="float" office:value="0">
            <text:p>0</text:p>
          </table:table-cell>
          <table:table-cell table:formula="of:=6.74833515*[.C3]" office:value-type="float" office:value="0">
            <text:p>0</text:p>
          </table:table-cell>
          <table:table-cell table:formula="of:=[.E3]*3" office:value-type="float" office:value="0">
            <text:p>0</text:p>
          </table:table-cell>
          <table:table-cell table:formula="of:=(1.889725989*[.D3])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 on beta chain (Serine)</text:p>
          </table:table-cell>
          <table:table-cell office:value-type="string">
            <text:p>Stern</text:p>
          </table:table-cell>
          <table:table-cell office:value-type="float" office:value="0.45">
            <text:p>0.45</text:p>
          </table:table-cell>
          <table:table-cell office:value-type="float" office:value="3">
            <text:p>3</text:p>
          </table:table-cell>
          <table:table-cell table:formula="of:=6.74833515*[.C4]" office:value-type="float" office:value="3.0367508175">
            <text:p>3.0367508175</text:p>
          </table:table-cell>
          <table:table-cell table:formula="of:=[.E4]*3" office:value-type="float" office:value="9.1102524525">
            <text:p>9.1102524525</text:p>
          </table:table-cell>
          <table:table-cell table:formula="of:=(1.889725989*[.D4])" office:value-type="float" office:value="5.669177967">
            <text:p>5.669177967</text:p>
          </table:table-cell>
          <table:table-cell table:formula="of:=[.E4]*9.0799/4.75" office:value-type="float" office:value="5.80492499954068">
            <text:p>5.8049249995</text:p>
          </table:table-cell>
        </table:table-row>
        <table:table-row table:style-name="ro3">
          <table:table-cell office:value-type="string">
            <text:p>Hydroxyl H</text:p>
          </table:table-cell>
          <table:table-cell office:value-type="string">
            <text:p>Stern</text:p>
          </table:table-cell>
          <table:table-cell office:value-type="float" office:value="0.232">
            <text:p>0.232</text:p>
          </table:table-cell>
          <table:table-cell office:value-type="float" office:value="1.618">
            <text:p>1.618</text:p>
          </table:table-cell>
          <table:table-cell table:formula="of:=6.74833515*[.C5]" office:value-type="float" office:value="1.5656137548">
            <text:p>1.5656137548</text:p>
          </table:table-cell>
          <table:table-cell table:formula="of:=[.E5]*3" office:value-type="float" office:value="4.6968412644">
            <text:p>4.6968412644</text:p>
          </table:table-cell>
          <table:table-cell table:formula="of:=(1.889725989*[.D5])" office:value-type="float" office:value="3.057576650202">
            <text:p>3.0575766502</text:p>
          </table:table-cell>
          <table:table-cell table:formula="of:=[.E5]*9.0799/4.75" office:value-type="float" office:value="2.99276133309653">
            <text:p>2.9927613331</text:p>
          </table:table-cell>
        </table:table-row>
        <table:table-row table:style-name="ro3">
          <table:table-cell office:value-type="string">
            <text:p>Amide N</text:p>
          </table:table-cell>
          <table:table-cell office:value-type="string">
            <text:p>Stern</text:p>
          </table:table-cell>
          <table:table-cell office:value-type="float" office:value="0.764">
            <text:p>0.764</text:p>
          </table:table-cell>
          <table:table-cell office:value-type="float" office:value="0.707">
            <text:p>0.707</text:p>
          </table:table-cell>
          <table:table-cell table:formula="of:=6.74833515*[.C6]" office:value-type="float" office:value="5.1557280546">
            <text:p>5.1557280546</text:p>
          </table:table-cell>
          <table:table-cell table:formula="of:=[.E6]*3" office:value-type="float" office:value="15.4671841638">
            <text:p>15.4671841638</text:p>
          </table:table-cell>
          <table:table-cell table:formula="of:=(1.889725989*[.D6])" office:value-type="float" office:value="1.336036274223">
            <text:p>1.3360362742</text:p>
          </table:table-cell>
          <table:table-cell table:formula="of:=[.E6]*9.0799/4.75" office:value-type="float" office:value="9.85547266588685">
            <text:p>9.8554726659</text:p>
          </table:table-cell>
        </table:table-row>
        <table:table-row table:style-name="ro3">
          <table:table-cell office:value-type="string">
            <text:p>O</text:p>
          </table:table-cell>
          <table:table-cell office:value-type="string">
            <text:p>Stern</text:p>
          </table:table-cell>
          <table:table-cell office:value-type="float" office:value="0.4">
            <text:p>0.4</text:p>
          </table:table-cell>
          <table:table-cell office:value-type="float" office:value="0.011">
            <text:p>0.011</text:p>
          </table:table-cell>
          <table:table-cell table:formula="of:=6.74833515*[.C7]" office:value-type="float" office:value="2.69933406">
            <text:p>2.69933406</text:p>
          </table:table-cell>
          <table:table-cell table:formula="of:=[.E7]*3" office:value-type="float" office:value="8.09800218">
            <text:p>8.09800218</text:p>
          </table:table-cell>
          <table:table-cell table:formula="of:=(1.889725989*[.D7])" office:value-type="float" office:value="0.020786985879">
            <text:p>0.0207869859</text:p>
          </table:table-cell>
          <table:table-cell table:formula="of:=[.E7]*9.0799/4.75" office:value-type="float" office:value="5.15993333292505">
            <text:p>5.1599333329</text:p>
          </table:table-cell>
        </table:table-row>
        <table:table-row table:style-name="ro4">
          <table:table-cell office:value-type="string">
            <text:p>S</text:p>
          </table:table-cell>
          <table:table-cell office:value-type="string">
            <text:p>Bellido</text:p>
          </table:table-cell>
          <table:table-cell office:value-type="float" office:value="23">
            <text:p>23</text:p>
          </table:table-cell>
          <table:table-cell/>
          <table:table-cell table:formula="of:=6.74833515*[.C8]" office:value-type="float" office:value="155.21170845">
            <text:p>155.21170845</text:p>
          </table:table-cell>
          <table:table-cell table:formula="of:=[.E8]*3" office:value-type="float" office:value="465.63512535">
            <text:p>465.63512535</text:p>
          </table:table-cell>
          <table:table-cell table:formula="of:=(1.889725989*[.D8])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</text:p>
          </table:table-cell>
          <table:table-cell office:value-type="string">
            <text:p>Thole</text:p>
          </table:table-cell>
          <table:table-cell office:value-type="float" office:value="9.481">
            <text:p>9.481</text:p>
          </table:table-cell>
          <table:table-cell/>
          <table:table-cell table:formula="of:=6.74833515*[.C9]" office:value-type="float" office:value="63.98096555715">
            <text:p>63.9809655572</text:p>
          </table:table-cell>
          <table:table-cell table:formula="of:=[.E9]*3" office:value-type="float" office:value="191.94289667145">
            <text:p>191.9428966715</text:p>
          </table:table-cell>
          <table:table-cell table:formula="of:=(1.889725989*[.D9])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H</text:p>
          </table:table-cell>
          <table:table-cell office:value-type="string">
            <text:p>Thole</text:p>
          </table:table-cell>
          <table:table-cell office:value-type="float" office:value="3.469">
            <text:p>3.469</text:p>
          </table:table-cell>
          <table:table-cell/>
          <table:table-cell table:formula="of:=6.74833515*[.C10]" office:value-type="float" office:value="23.40997463535">
            <text:p>23.4099746354</text:p>
          </table:table-cell>
          <table:table-cell table:formula="of:=[.E10]*3" office:value-type="float" office:value="70.22992390605">
            <text:p>70.2299239061</text:p>
          </table:table-cell>
          <table:table-cell table:formula="of:=(1.889725989*[.D10])" office:value-type="float" office:value="0">
            <text:p>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table:formula="of:=6.74833515*[.C11]" office:value-type="float" office:value="0">
            <text:p>0</text:p>
          </table:table-cell>
          <table:table-cell table:formula="of:=[.E11]*3" office:value-type="float" office:value="0">
            <text:p>0</text:p>
          </table:table-cell>
          <table:table-cell table:formula="of:=(1.889725989*[.D11])" office:value-type="float" office:value="0">
            <text:p>0</text:p>
          </table:table-cell>
          <table:table-cell/>
        </table:table-row>
        <table:table-row table:style-name="ro3" table:number-rows-repeated="2">
          <table:table-cell table:number-columns-repeated="8"/>
        </table:table-row>
        <table:table-row table:style-name="ro4">
          <table:table-cell table:number-columns-repeated="3"/>
          <table:table-cell table:style-name="ce2" office:value-type="string" table:number-columns-spanned="3" table:number-rows-spanned="1">
            <text:p>Pol (A-3)</text:p>
          </table:table-cell>
          <table:covered-table-cell table:number-columns-repeated="2"/>
          <table:table-cell/>
          <table:table-cell office:value-type="string">
            <text:p>Pol (au)</text:p>
          </table:table-cell>
        </table:table-row>
        <table:table-row table:style-name="ro4">
          <table:table-cell office:value-type="string">
            <text:p>Molecule</text:p>
          </table:table-cell>
          <table:table-cell office:value-type="string">
            <text:p>Source</text:p>
          </table:table-cell>
          <table:table-cell office:value-type="string">
            <text:p>Method</text:p>
          </table:table-cell>
          <table:table-cell office:value-type="string">
            <text:p>xx</text:p>
          </table:table-cell>
          <table:table-cell office:value-type="string">
            <text:p>yy</text:p>
          </table:table-cell>
          <table:table-cell office:value-type="string">
            <text:p>zz</text:p>
          </table:table-cell>
          <table:table-cell office:value-type="string">
            <text:p>+/-</text:p>
          </table:table-cell>
          <table:table-cell/>
        </table:table-row>
        <table:table-row table:style-name="ro4">
          <table:table-cell office:value-type="string">
            <text:p>C60</text:p>
          </table:table-cell>
          <table:table-cell office:value-type="string">
            <text:p>Sabirov, <text:a xlink:href="http://www.sciencedirect.com/science/article/pii/S0009261411002156">www.sciencedirect.com/science/article/pii/S0009261411002156</text:a></text:p>
          </table:table-cell>
          <table:table-cell office:value-type="string">
            <text:p>PBE/3z</text:p>
          </table:table-cell>
          <table:table-cell table:number-columns-repeated="3" office:value-type="float" office:value="82.7">
            <text:p>82.7</text:p>
          </table:table-cell>
          <table:table-cell/>
          <table:table-cell table:formula="of:=[.D16]*6.74833515" office:value-type="float" office:value="558.087316905">
            <text:p>558.087316905</text:p>
          </table:table-cell>
        </table:table-row>
        <table:table-row table:style-name="ro4">
          <table:table-cell office:value-type="string">
            <text:p>C60</text:p>
          </table:table-cell>
          <table:table-cell office:value-type="string">
            <text:p>Kowalski, <text:a xlink:href="http://jcp.aip.org/resource/1/jcpsa6/v129/i22/p226101_s1">http://jcp.aip.org/resource/1/jcpsa6/v129/i22/p226101_s1</text:a></text:p>
          </table:table-cell>
          <table:table-cell office:value-type="string">
            <text:p>CCSD</text:p>
          </table:table-cell>
          <table:table-cell table:number-columns-repeated="3" office:value-type="float" office:value="82.2">
            <text:p>82.2</text:p>
          </table:table-cell>
          <table:table-cell table:number-columns-repeated="2"/>
        </table:table-row>
        <table:table-row table:style-name="ro4">
          <table:table-cell office:value-type="string">
            <text:p>C70</text:p>
          </table:table-cell>
          <table:table-cell office:value-type="string">
            <text:p>Sabirov, <text:a xlink:href="http://www.sciencedirect.com/science/article/pii/S0009261411002156">www.sciencedirect.com/science/article/pii/S0009261411002156</text:a></text:p>
          </table:table-cell>
          <table:table-cell office:value-type="string">
            <text:p>PBE/3z</text:p>
          </table:table-cell>
          <table:table-cell table:number-columns-repeated="2" office:value-type="float" office:value="98.8">
            <text:p>98.8</text:p>
          </table:table-cell>
          <table:table-cell office:value-type="float" office:value="110.5">
            <text:p>110.5</text:p>
          </table:table-cell>
          <table:table-cell table:number-columns-repeated="2"/>
        </table:table-row>
        <table:table-row table:style-name="ro4">
          <table:table-cell office:value-type="string">
            <text:p>C60</text:p>
          </table:table-cell>
          <table:table-cell office:value-type="string">
            <text:p>Antoine, <text:a xlink:href="http://link.aip.org/link/?&amp;l_creator=getabs-normal1&amp;l_dir=FWD&amp;l_rel=CITES&amp;from_key=JCPSA6000129000022226101000001&amp;from_keyType=CVIPS&amp;from_loc=AIP&amp;to_j=JCPSA6&amp;to_v=113&amp;to_p=5732&amp;to_loc=AIP&amp;to_url=http%3A%2F%2Flink.aip.org%2Flink%2F%3FJCP%2F113%2F5732%2F1">http://link.aip.org/link/?&amp;l_creator=getabs-normal1&amp;l_dir=FWD&amp;l_rel=CITES&amp;from_key=JCPSA6000129000022226101000001&amp;from_keyType=CVIPS&amp;from_loc=AIP&amp;to_j=JCPSA6&amp;to_v=113&amp;to_p=5732&amp;to_loc=AIP&amp;to_url=http%3A%2F%2Flink.aip.org%2Flink%2F%3FJCP%2F113%2F5732%2F1</text:a></text:p>
          </table:table-cell>
          <table:table-cell office:value-type="string">
            <text:p>beam deflection</text:p>
          </table:table-cell>
          <table:table-cell office:value-type="float" office:value="76.5">
            <text:p>76.5</text:p>
          </table:table-cell>
          <table:table-cell table:number-columns-repeated="2"/>
          <table:table-cell office:value-type="float" office:value="8">
            <text:p>8</text:p>
          </table:table-cell>
          <table:table-cell/>
        </table:table-row>
        <table:table-row table:style-name="ro4">
          <table:table-cell office:value-type="string">
            <text:p>C60</text:p>
          </table:table-cell>
          <table:table-cell office:value-type="string">
            <text:p>Ballard, <text:a xlink:href="http://jcp.aip.org/resource/1/jcpsa6/v113/i14/p5732_s1">http://jcp.aip.org/resource/1/jcpsa6/v113/i14/p5732_s1</text:a></text:p>
          </table:table-cell>
          <table:table-cell office:value-type="string">
            <text:p>OPTICAL 1064nm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4">
            <text:p>4</text:p>
          </table:table-cell>
          <table:table-cell/>
        </table:table-row>
        <table:table-row table:style-name="ro3" table:number-rows-repeated="1048555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3" table:number-rows-repeated="2">
          <table:table-cell table:number-columns-repeated="8"/>
        </table:table-row>
        <table:table-row table:style-name="ro3">
          <table:table-cell/>
          <table:table-cell office:value-type="string">
            <text:p>Pol(A3)</text:p>
          </table:table-cell>
          <table:table-cell office:value-type="string">
            <text:p>Cut(A)</text:p>
          </table:table-cell>
          <table:table-cell office:value-type="string">
            <text:p>Pol(a)</text:p>
          </table:table-cell>
          <table:table-cell office:value-type="string">
            <text:p>Cut(au)</text:p>
          </table:table-cell>
          <table:table-cell office:value-type="string">
            <text:p>2Cut</text:p>
          </table:table-cell>
          <table:table-cell office:value-type="string">
            <text:p>LIMIT</text:p>
          </table:table-cell>
          <table:table-cell/>
        </table:table-row>
        <table:table-row table:style-name="ro3">
          <table:table-cell/>
          <table:table-cell office:value-type="float" office:value="0.369">
            <text:p>0.369</text:p>
          </table:table-cell>
          <table:table-cell office:value-type="float" office:value="0.744">
            <text:p>0.744</text:p>
          </table:table-cell>
          <table:table-cell table:formula="of:=6.74833515*[.B4]" office:value-type="float" office:value="2.49013567035">
            <text:p>2.4901356704</text:p>
          </table:table-cell>
          <table:table-cell table:formula="of:=[.C4]*1.889725989" office:value-type="float" office:value="1.405956135816">
            <text:p>1.4059561358</text:p>
          </table:table-cell>
          <table:table-cell table:formula="of:=[.E4]*2" office:value-type="float" office:value="2.811912271632">
            <text:p>2.8119122716</text:p>
          </table:table-cell>
          <table:table-cell table:formula="of:=(2^(1/3))*([.E4]^(2/6))" office:value-type="float" office:value="1.41145571228168">
            <text:p>1.4114557123</text:p>
          </table:table-cell>
          <table:table-cell table:formula="of:=[.F4]-[.G4]" office:value-type="float" office:value="1.40045655935032">
            <text:p>1.4004565594</text:p>
          </table:table-cell>
        </table:table-row>
        <table:table-row table:style-name="ro3">
          <table:table-cell/>
          <table:table-cell office:value-type="float" office:value="1.524">
            <text:p>1.524</text:p>
          </table:table-cell>
          <table:table-cell office:value-type="float" office:value="1.278">
            <text:p>1.278</text:p>
          </table:table-cell>
          <table:table-cell table:formula="of:=6.74833515*[.B5]" office:value-type="float" office:value="10.2844627686">
            <text:p>10.2844627686</text:p>
          </table:table-cell>
          <table:table-cell table:formula="of:=[.C5]*1.889725989" office:value-type="float" office:value="2.415069813942">
            <text:p>2.4150698139</text:p>
          </table:table-cell>
          <table:table-cell table:formula="of:=[.E5]*2" office:value-type="float" office:value="4.830139627884">
            <text:p>4.8301396279</text:p>
          </table:table-cell>
          <table:table-cell table:formula="of:=(2^(1/3))*([.E5]^(2/6))" office:value-type="float" office:value="1.69038862576045">
            <text:p>1.6903886258</text:p>
          </table:table-cell>
          <table:table-cell table:formula="of:=[.F5]-[.G5]" office:value-type="float" office:value="3.13975100212355">
            <text:p>3.1397510021</text:p>
          </table:table-cell>
        </table:table-row>
        <table:table-row table:style-name="ro3">
          <table:table-cell/>
          <table:table-cell office:value-type="float" office:value="0.763">
            <text:p>0.763</text:p>
          </table:table-cell>
          <table:table-cell office:value-type="float" office:value="1.13">
            <text:p>1.13</text:p>
          </table:table-cell>
          <table:table-cell table:formula="of:=6.74833515*[.B6]" office:value-type="float" office:value="5.14897971945">
            <text:p>5.1489797195</text:p>
          </table:table-cell>
          <table:table-cell table:formula="of:=[.C6]*1.889725989" office:value-type="float" office:value="2.13539036757">
            <text:p>2.1353903676</text:p>
          </table:table-cell>
          <table:table-cell table:formula="of:=[.E6]*2" office:value-type="float" office:value="4.27078073514">
            <text:p>4.2707807351</text:p>
          </table:table-cell>
          <table:table-cell table:formula="of:=(2^(1/3))*([.E6]^(2/6))" office:value-type="float" office:value="1.6224416687619">
            <text:p>1.6224416688</text:p>
          </table:table-cell>
          <table:table-cell table:formula="of:=[.F6]-[.G6]" office:value-type="float" office:value="2.6483390663781">
            <text:p>2.6483390664</text:p>
          </table:table-cell>
        </table:table-row>
        <table:table-row table:style-name="ro3">
          <table:table-cell/>
          <table:table-cell office:value-type="float" office:value="0.764">
            <text:p>0.764</text:p>
          </table:table-cell>
          <table:table-cell office:value-type="float" office:value="0.707">
            <text:p>0.707</text:p>
          </table:table-cell>
          <table:table-cell table:formula="of:=6.74833515*[.B7]" office:value-type="float" office:value="5.1557280546">
            <text:p>5.1557280546</text:p>
          </table:table-cell>
          <table:table-cell table:formula="of:=[.C7]*1.889725989" office:value-type="float" office:value="1.336036274223">
            <text:p>1.3360362742</text:p>
          </table:table-cell>
          <table:table-cell table:formula="of:=[.E7]*2" office:value-type="float" office:value="2.672072548446">
            <text:p>2.6720725484</text:p>
          </table:table-cell>
          <table:table-cell table:formula="of:=(2^(1/3))*([.E7]^(2/6))" office:value-type="float" office:value="1.38765897348071">
            <text:p>1.3876589735</text:p>
          </table:table-cell>
          <table:table-cell table:formula="of:=[.F7]-[.G7]" office:value-type="float" office:value="1.28441357496529">
            <text:p>1.284413575</text:p>
          </table:table-cell>
        </table:table-row>
        <table:table-row table:style-name="ro3">
          <table:table-cell/>
          <table:table-cell office:value-type="float" office:value="0.369">
            <text:p>0.369</text:p>
          </table:table-cell>
          <table:table-cell office:value-type="float" office:value="0.744">
            <text:p>0.744</text:p>
          </table:table-cell>
          <table:table-cell table:formula="of:=6.74833515*[.B8]" office:value-type="float" office:value="2.49013567035">
            <text:p>2.4901356704</text:p>
          </table:table-cell>
          <table:table-cell table:formula="of:=[.C8]*1.889725989" office:value-type="float" office:value="1.405956135816">
            <text:p>1.4059561358</text:p>
          </table:table-cell>
          <table:table-cell table:formula="of:=[.E8]*2" office:value-type="float" office:value="2.811912271632">
            <text:p>2.8119122716</text:p>
          </table:table-cell>
          <table:table-cell table:formula="of:=(2^(1/3))*([.E8]^(2/6))" office:value-type="float" office:value="1.41145571228168">
            <text:p>1.4114557123</text:p>
          </table:table-cell>
          <table:table-cell table:formula="of:=[.F8]-[.G8]" office:value-type="float" office:value="1.40045655935032">
            <text:p>1.4004565594</text:p>
          </table:table-cell>
        </table:table-row>
        <table:table-row table:style-name="ro3">
          <table:table-cell/>
          <table:table-cell office:value-type="float" office:value="2.037">
            <text:p>2.037</text:p>
          </table:table-cell>
          <table:table-cell office:value-type="float" office:value="2.94">
            <text:p>2.94</text:p>
          </table:table-cell>
          <table:table-cell table:formula="of:=6.74833515*[.B9]" office:value-type="float" office:value="13.74635870055">
            <text:p>13.7463587006</text:p>
          </table:table-cell>
          <table:table-cell table:formula="of:=[.C9]*1.889725989" office:value-type="float" office:value="5.55579440766">
            <text:p>5.5557944077</text:p>
          </table:table-cell>
          <table:table-cell table:formula="of:=[.E9]*2" office:value-type="float" office:value="11.11158881532">
            <text:p>11.1115888153</text:p>
          </table:table-cell>
          <table:table-cell table:formula="of:=(2^(1/3))*([.E9]^(2/6))" office:value-type="float" office:value="2.23147514557606">
            <text:p>2.2314751456</text:p>
          </table:table-cell>
          <table:table-cell table:formula="of:=[.F9]-[.G9]" office:value-type="float" office:value="8.88011366974394">
            <text:p>8.8801136697</text:p>
          </table:table-cell>
        </table:table-row>
        <table:table-row table:style-name="ro3">
          <table:table-cell/>
          <table:table-cell office:value-type="float" office:value="1.253">
            <text:p>1.253</text:p>
          </table:table-cell>
          <table:table-cell office:value-type="float" office:value="2.003">
            <text:p>2.003</text:p>
          </table:table-cell>
          <table:table-cell table:formula="of:=6.74833515*[.B10]" office:value-type="float" office:value="8.45566394295">
            <text:p>8.455663943</text:p>
          </table:table-cell>
          <table:table-cell table:formula="of:=[.C10]*1.889725989" office:value-type="float" office:value="3.785121155967">
            <text:p>3.785121156</text:p>
          </table:table-cell>
          <table:table-cell table:formula="of:=[.E10]*2" office:value-type="float" office:value="7.570242311934">
            <text:p>7.5702423119</text:p>
          </table:table-cell>
          <table:table-cell table:formula="of:=(2^(1/3))*([.E10]^(2/6))" office:value-type="float" office:value="1.96352571634506">
            <text:p>1.9635257163</text:p>
          </table:table-cell>
          <table:table-cell table:formula="of:=[.F10]-[.G10]" office:value-type="float" office:value="5.60671659558894">
            <text:p>5.6067165956</text:p>
          </table:table-cell>
        </table:table-row>
        <table:table-row table:style-name="ro3">
          <table:table-cell/>
          <table:table-cell office:value-type="float" office:value="1.991">
            <text:p>1.991</text:p>
          </table:table-cell>
          <table:table-cell office:value-type="float" office:value="2.701">
            <text:p>2.701</text:p>
          </table:table-cell>
          <table:table-cell table:formula="of:=6.74833515*[.B11]" office:value-type="float" office:value="13.43593528365">
            <text:p>13.4359352837</text:p>
          </table:table-cell>
          <table:table-cell table:formula="of:=[.C11]*1.889725989" office:value-type="float" office:value="5.104149896289">
            <text:p>5.1041498963</text:p>
          </table:table-cell>
          <table:table-cell table:formula="of:=[.E11]*2" office:value-type="float" office:value="10.208299792578">
            <text:p>10.2082997926</text:p>
          </table:table-cell>
          <table:table-cell table:formula="of:=(2^(1/3))*([.E11]^(2/6))" office:value-type="float" office:value="2.16929095401308">
            <text:p>2.169290954</text:p>
          </table:table-cell>
          <table:table-cell table:formula="of:=[.F11]-[.G11]" office:value-type="float" office:value="8.03900883856492">
            <text:p>8.0390088386</text:p>
          </table:table-cell>
        </table:table-row>
        <table:table-row table:style-name="ro3">
          <table:table-cell/>
          <table:table-cell office:value-type="float" office:value="2.069">
            <text:p>2.069</text:p>
          </table:table-cell>
          <table:table-cell office:value-type="float" office:value="2.787">
            <text:p>2.787</text:p>
          </table:table-cell>
          <table:table-cell table:formula="of:=6.74833515*[.B12]" office:value-type="float" office:value="13.96230542535">
            <text:p>13.9623054254</text:p>
          </table:table-cell>
          <table:table-cell table:formula="of:=[.C12]*1.889725989" office:value-type="float" office:value="5.266666331343">
            <text:p>5.2666663313</text:p>
          </table:table-cell>
          <table:table-cell table:formula="of:=[.E12]*2" office:value-type="float" office:value="10.533332662686">
            <text:p>10.5333326627</text:p>
          </table:table-cell>
          <table:table-cell table:formula="of:=(2^(1/3))*([.E12]^(2/6))" office:value-type="float" office:value="2.19207428156141">
            <text:p>2.1920742816</text:p>
          </table:table-cell>
          <table:table-cell table:formula="of:=[.F12]-[.G12]" office:value-type="float" office:value="8.34125838112459">
            <text:p>8.3412583811</text:p>
          </table:table-cell>
        </table:table-row>
        <table:table-row table:style-name="ro3">
          <table:table-cell/>
          <table:table-cell office:value-type="float" office:value="0.45">
            <text:p>0.45</text:p>
          </table:table-cell>
          <table:table-cell office:value-type="float" office:value="3">
            <text:p>3</text:p>
          </table:table-cell>
          <table:table-cell table:formula="of:=6.74833515*[.B13]" office:value-type="float" office:value="3.0367508175">
            <text:p>3.0367508175</text:p>
          </table:table-cell>
          <table:table-cell table:formula="of:=[.C13]*1.889725989" office:value-type="float" office:value="5.669177967">
            <text:p>5.669177967</text:p>
          </table:table-cell>
          <table:table-cell table:formula="of:=[.E13]*2" office:value-type="float" office:value="11.338355934">
            <text:p>11.338355934</text:p>
          </table:table-cell>
          <table:table-cell table:formula="of:=(2^(1/3))*([.E13]^(2/6))" office:value-type="float" office:value="2.24655313772179">
            <text:p>2.2465531377</text:p>
          </table:table-cell>
          <table:table-cell table:formula="of:=[.F13]-[.G13]" office:value-type="float" office:value="9.09180279627821">
            <text:p>9.0918027963</text:p>
          </table:table-cell>
        </table:table-row>
        <table:table-row table:style-name="ro3">
          <table:table-cell/>
          <table:table-cell office:value-type="float" office:value="0.669">
            <text:p>0.669</text:p>
          </table:table-cell>
          <table:table-cell office:value-type="float" office:value="0.928">
            <text:p>0.928</text:p>
          </table:table-cell>
          <table:table-cell table:formula="of:=6.74833515*[.B14]" office:value-type="float" office:value="4.51463621535">
            <text:p>4.5146362154</text:p>
          </table:table-cell>
          <table:table-cell table:formula="of:=[.C14]*1.889725989" office:value-type="float" office:value="1.753665717792">
            <text:p>1.7536657178</text:p>
          </table:table-cell>
          <table:table-cell table:formula="of:=[.E14]*2" office:value-type="float" office:value="3.507331435584">
            <text:p>3.5073314356</text:p>
          </table:table-cell>
          <table:table-cell table:formula="of:=(2^(1/3))*([.E14]^(2/6))" office:value-type="float" office:value="1.5193538683225">
            <text:p>1.5193538683</text:p>
          </table:table-cell>
          <table:table-cell table:formula="of:=[.F14]-[.G14]" office:value-type="float" office:value="1.9879775672615">
            <text:p>1.9879775673</text:p>
          </table:table-cell>
        </table:table-row>
        <table:table-row table:style-name="ro3">
          <table:table-cell/>
          <table:table-cell office:value-type="float" office:value="0.405">
            <text:p>0.405</text:p>
          </table:table-cell>
          <table:table-cell office:value-type="float" office:value="0.011">
            <text:p>0.011</text:p>
          </table:table-cell>
          <table:table-cell table:formula="of:=6.74833515*[.B15]" office:value-type="float" office:value="2.73307573575">
            <text:p>2.7330757358</text:p>
          </table:table-cell>
          <table:table-cell table:formula="of:=[.C15]*1.889725989" office:value-type="float" office:value="0.020786985879">
            <text:p>0.0207869859</text:p>
          </table:table-cell>
          <table:table-cell table:formula="of:=[.E15]*2" office:value-type="float" office:value="0.041573971758">
            <text:p>0.0415739718</text:p>
          </table:table-cell>
          <table:table-cell table:formula="of:=(2^(1/3))*([.E15]^(2/6))" office:value-type="float" office:value="0.346423362056148">
            <text:p>0.3464233621</text:p>
          </table:table-cell>
          <table:table-cell table:formula="of:=[.F15]-[.G15]" office:value-type="float" office:value="-0.304849390298148">
            <text:p>-0.3048493903</text:p>
          </table:table-cell>
        </table:table-row>
        <table:table-row table:style-name="ro3">
          <table:table-cell/>
          <table:table-cell office:value-type="float" office:value="0.232">
            <text:p>0.232</text:p>
          </table:table-cell>
          <table:table-cell office:value-type="float" office:value="1.618">
            <text:p>1.618</text:p>
          </table:table-cell>
          <table:table-cell table:formula="of:=6.74833515*[.B16]" office:value-type="float" office:value="1.5656137548">
            <text:p>1.5656137548</text:p>
          </table:table-cell>
          <table:table-cell table:formula="of:=[.C16]*1.889725989" office:value-type="float" office:value="3.057576650202">
            <text:p>3.0575766502</text:p>
          </table:table-cell>
          <table:table-cell table:formula="of:=[.E16]*2" office:value-type="float" office:value="6.115153300404">
            <text:p>6.1151533004</text:p>
          </table:table-cell>
          <table:table-cell table:formula="of:=(2^(1/3))*([.E16]^(2/6))" office:value-type="float" office:value="1.82867186426302">
            <text:p>1.8286718643</text:p>
          </table:table-cell>
          <table:table-cell table:formula="of:=[.F16]-[.G16]" office:value-type="float" office:value="4.28648143614098">
            <text:p>4.2864814361</text:p>
          </table:table-cell>
        </table:table-row>
        <table:table-row table:style-name="ro3">
          <table:table-cell/>
          <table:table-cell office:value-type="float" office:value="0.861">
            <text:p>0.861</text:p>
          </table:table-cell>
          <table:table-cell office:value-type="float" office:value="0">
            <text:p>0</text:p>
          </table:table-cell>
          <table:table-cell table:formula="of:=6.74833515*[.B17]" office:value-type="float" office:value="5.81031656415">
            <text:p>5.8103165642</text:p>
          </table:table-cell>
          <table:table-cell table:formula="of:=[.C17]*1.889725989" office:value-type="float" office:value="0">
            <text:p>0</text:p>
          </table:table-cell>
          <table:table-cell table:formula="of:=[.E17]*2" office:value-type="float" office:value="0">
            <text:p>0</text:p>
          </table:table-cell>
          <table:table-cell table:formula="of:=(2^(1/3))*([.E17]^(2/6))" office:value-type="float" office:value="0">
            <text:p>0</text:p>
          </table:table-cell>
          <table:table-cell table:formula="of:=[.F17]-[.G17]"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1.567">
            <text:p>1.567</text:p>
          </table:table-cell>
          <table:table-cell office:value-type="float" office:value="2.508">
            <text:p>2.508</text:p>
          </table:table-cell>
          <table:table-cell table:formula="of:=6.74833515*[.B18]" office:value-type="float" office:value="10.57464118005">
            <text:p>10.5746411801</text:p>
          </table:table-cell>
          <table:table-cell table:formula="of:=[.C18]*1.889725989" office:value-type="float" office:value="4.739432780412">
            <text:p>4.7394327804</text:p>
          </table:table-cell>
          <table:table-cell table:formula="of:=[.E18]*2" office:value-type="float" office:value="9.478865560824">
            <text:p>9.4788655608</text:p>
          </table:table-cell>
          <table:table-cell table:formula="of:=(2^(1/3))*([.E18]^(2/6))" office:value-type="float" office:value="2.11634006890359">
            <text:p>2.1163400689</text:p>
          </table:table-cell>
          <table:table-cell table:formula="of:=[.F18]-[.G18]" office:value-type="float" office:value="7.36252549192041">
            <text:p>7.3625254919</text:p>
          </table:table-cell>
        </table:table-row>
        <table:table-row table:style-name="ro3">
          <table:table-cell/>
          <table:table-cell office:value-type="float" office:value="0.705">
            <text:p>0.705</text:p>
          </table:table-cell>
          <table:table-cell office:value-type="float" office:value="0">
            <text:p>0</text:p>
          </table:table-cell>
          <table:table-cell table:formula="of:=6.74833515*[.B19]" office:value-type="float" office:value="4.75757628075">
            <text:p>4.7575762808</text:p>
          </table:table-cell>
          <table:table-cell table:formula="of:=[.C19]*1.889725989" office:value-type="float" office:value="0">
            <text:p>0</text:p>
          </table:table-cell>
          <table:table-cell table:formula="of:=[.E19]*2" office:value-type="float" office:value="0">
            <text:p>0</text:p>
          </table:table-cell>
          <table:table-cell table:formula="of:=(2^(1/3))*([.E19]^(2/6))" office:value-type="float" office:value="0">
            <text:p>0</text:p>
          </table:table-cell>
          <table:table-cell table:formula="of:=[.F19]-[.G19]" office:value-type="float" office:value="0">
            <text:p>0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f310 </meta:initial-creator>
    <meta:creation-date>2013-04-15T10:34:45</meta:creation-date>
    <dc:date>2013-07-24T17:39:30</dc:date>
    <meta:editing-duration>PT6H55M49S</meta:editing-duration>
    <meta:editing-cycles>5</meta:editing-cycles>
    <meta:generator>LibreOffice/3.5$Linux_X86_64 LibreOffice_project/350m1$Build-2</meta:generator>
    <dc:creator>spf310 </dc:creator>
    <meta:document-statistic meta:table-count="3" meta:cell-count="236" meta:object-count="0"/>
  </office:meta>
</office:document-meta>
</file>